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8f71" officeooo:paragraph-rsid="001a8f71"/>
    </style:style>
    <style:style style:name="P2" style:family="paragraph" style:parent-style-name="Standard">
      <style:text-properties officeooo:rsid="001c9f2c" officeooo:paragraph-rsid="001c9f2c"/>
    </style:style>
    <style:style style:name="P3" style:family="paragraph" style:parent-style-name="Standard">
      <style:text-properties officeooo:rsid="001c9f2c" officeooo:paragraph-rsid="0020c7df"/>
    </style:style>
    <style:style style:name="P4" style:family="paragraph" style:parent-style-name="Standard">
      <style:text-properties officeooo:rsid="001e24ca" officeooo:paragraph-rsid="001e24ca"/>
    </style:style>
    <style:style style:name="P5" style:family="paragraph" style:parent-style-name="Standard">
      <style:text-properties officeooo:rsid="0021ae4b" officeooo:paragraph-rsid="0021ae4b"/>
    </style:style>
    <style:style style:name="P6" style:family="paragraph" style:parent-style-name="Standard">
      <style:text-properties officeooo:rsid="00220488" officeooo:paragraph-rsid="00220488"/>
    </style:style>
    <style:style style:name="P7" style:family="paragraph" style:parent-style-name="Standard">
      <style:text-properties fo:font-size="12pt" fo:font-style="normal" style:text-underline-style="none" fo:font-weight="normal" officeooo:rsid="00220488" officeooo:paragraph-rsid="00220488"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rsid="0023d952" officeooo:paragraph-rsid="0023d952"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256be9" officeooo:paragraph-rsid="00256be9"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9eff3" officeooo:paragraph-rsid="0029eff3"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d2b5f" officeooo:paragraph-rsid="002d2b5f" style:font-size-asian="12pt" style:font-style-asian="normal" style:font-weight-asian="normal" style:font-size-complex="12pt" style:font-style-complex="normal" style:font-weight-complex="normal"/>
    </style:style>
    <style:style style:name="P12" style:family="paragraph" style:parent-style-name="Table_20_Contents">
      <style:text-properties fo:font-size="12pt" style:font-size-asian="12pt" style:font-size-complex="12pt"/>
    </style:style>
    <style:style style:name="P13" style:family="paragraph" style:parent-style-name="Table_20_Contents">
      <style:text-properties fo:font-size="12pt" officeooo:rsid="002bfe52" officeooo:paragraph-rsid="002bfe52" style:font-size-asian="12pt" style:font-size-complex="12pt"/>
    </style:style>
    <style:style style:name="T1" style:family="text">
      <style:text-properties officeooo:rsid="00201463"/>
    </style:style>
    <style:style style:name="T2" style:family="text">
      <style:text-properties officeooo:rsid="0020c7df"/>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officeooo:rsid="002eb188"/>
    </style:style>
    <style:style style:name="T5" style:family="text">
      <style:text-properties officeooo:rsid="002f7b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onomie </text:p>
      <text:p text:style-name="P1"/>
      <text:p text:style-name="P1">L’activité économique est le résultat d’inombrable opérations réalisés par une multitude d’agents économique. Comme il est impossible de décrire tout ces mouvements dans les détails, le circuit économique constitue une facon simplifiée de representé l’activité économique.</text:p>
      <text:p text:style-name="P1"/>
      <text:p text:style-name="P4">Différence Ca/Production/Richesse/Profit</text:p>
      <text:p text:style-name="P4">Le chiffre d’affaire c’est les ventes de l’entreprise (tout l’argent obtenu)</text:p>
      <text:p text:style-name="P4">La richesse c’est la valeur ajoutée</text:p>
      <text:p text:style-name="P4">Le profit c’est la partie de la part de richesse qui va à l’entreprise après avoir payé le reste</text:p>
      <text:p text:style-name="P1"/>
      <text:p text:style-name="P4">Qu’est ce <text:span text:style-name="T1">que le profit ?</text:span></text:p>
      <text:p text:style-name="P4">C’est la part de la richesse qui revient à l’entreprise sous forme de revenus apres avoir rémunerer tout les autres participants</text:p>
      <text:p text:style-name="P1"/>
      <text:p text:style-name="P2">Raison d’une perte de profit :</text:p>
      <text:p text:style-name="P2">-Augmentation des prix des matières premières</text:p>
      <text:p text:style-name="P2">-Crise économique</text:p>
      <text:p text:style-name="P2">-<text:span text:style-name="T2">Augmentation salaire</text:span></text:p>
      <text:p text:style-name="P3">-<text:span text:style-name="T2">Augmentation prime</text:span></text:p>
      <text:p text:style-name="P3">-<text:span text:style-name="T2">Augmentation impot</text:span></text:p>
      <text:p text:style-name="P3">-<text:span text:style-name="T2">Augmentation Cotisation</text:span></text:p>
      <text:p text:style-name="P3">-<text:span text:style-name="T2">Exigence actionnaire</text:span></text:p>
      <text:p text:style-name="P3">-<text:span text:style-name="T2">Augmentation interet</text:span></text:p>
      <text:p text:style-name="P2"/>
      <text:p text:style-name="P2">Que pensez vous de l’affirmation :« le profit est immoral » ?</text:p>
      <text:p text:style-name="P2">-</text:p>
      <text:p text:style-name="P2"/>
      <text:p text:style-name="P5">La contrepartie du PIB, c’est le revenu national.</text:p>
      <text:p text:style-name="P6">L’épargne c<text:span text:style-name="T3">'est la partie non-dépensée du revenu et destinée à être fructifiée.</text:span></text:p>
      <text:p text:style-name="P7"/>
      <text:p text:style-name="P8">Certains revenus ne sont pas directement issus de la participation à la répartition de la richesse comme les revenus de transferts, il naisse des de la redistribution (APL, Bourse ect..) .</text:p>
      <text:p text:style-name="P8"/>
      <text:p text:style-name="P8">Toutes la produciton national n’est pas forcement entierement destinée à la demande intérieure (importation).</text:p>
      <text:p text:style-name="P8"/>
      <text:p text:style-name="P9">Exportation(x) – Importaion(M) = balance commerciales</text:p>
      <text:p text:style-name="P9">Si X- M &gt; 0 exédent du commerce exterieur</text:p>
      <text:p text:style-name="P9">Si X- M = 0 équillibre</text:p>
      <text:p text:style-name="P9">Si X- M &lt; 0 déficit du C.E</text:p>
      <text:p text:style-name="P9"/>
      <text:p text:style-name="P9">La relation entre le revenu national et la nationalité permet le calcul du PNB</text:p>
      <text:p text:style-name="P9"/>
      <table:table table:name="Tableau1" table:style-name="Tableau1">
        <table:table-column table:style-name="Tableau1.A" table:number-columns-repeated="4"/>
        <table:table-row table:style-name="TableLine94433740384336">
          <table:table-cell table:style-name="Tableau1.A1" office:value-type="string">
            <text:p text:style-name="P13">Offreur =&gt; demmandeur</text:p>
          </table:table-cell>
          <table:table-cell table:style-name="Tableau1.A1" office:value-type="string">
            <text:p text:style-name="P13">un</text:p>
          </table:table-cell>
          <table:table-cell table:style-name="Tableau1.A1" office:value-type="string">
            <text:p text:style-name="P13">quelques-uns</text:p>
          </table:table-cell>
          <table:table-cell table:style-name="Tableau1.D1" office:value-type="string">
            <text:p text:style-name="P13">Une multiude</text:p>
          </table:table-cell>
        </table:table-row>
        <table:table-row table:style-name="TableLine94433740384336">
          <table:table-cell table:style-name="Tableau1.A2" office:value-type="string">
            <text:p text:style-name="P13">un</text:p>
          </table:table-cell>
          <table:table-cell table:style-name="Tableau1.A2" office:value-type="string">
            <text:p text:style-name="P13">Monopole bilatéral</text:p>
          </table:table-cell>
          <table:table-cell table:style-name="Tableau1.A2" office:value-type="string">
            <text:p text:style-name="P13">Monopsone contrarié</text:p>
          </table:table-cell>
          <table:table-cell table:style-name="Tableau1.D2" office:value-type="string">
            <text:p text:style-name="P13">monopsone</text:p>
          </table:table-cell>
        </table:table-row>
        <table:table-row table:style-name="TableLine94433740384336">
          <table:table-cell table:style-name="Tableau1.A2" office:value-type="string">
            <text:p text:style-name="P13">quelques-uns</text:p>
          </table:table-cell>
          <table:table-cell table:style-name="Tableau1.A2" office:value-type="string">
            <text:p text:style-name="P13">Monopole contrarié</text:p>
          </table:table-cell>
          <table:table-cell table:style-name="Tableau1.A2" office:value-type="string">
            <text:p text:style-name="P13">obligopole bilatéral</text:p>
          </table:table-cell>
          <table:table-cell table:style-name="Tableau1.D2" office:value-type="string">
            <text:p text:style-name="P13">obligopsone</text:p>
          </table:table-cell>
        </table:table-row>
        <table:table-row table:style-name="TableLine94433740384336">
          <table:table-cell table:style-name="Tableau1.A2" office:value-type="string">
            <text:p text:style-name="P13">Une multiude</text:p>
          </table:table-cell>
          <table:table-cell table:style-name="Tableau1.A2" office:value-type="string">
            <text:p text:style-name="P13">Monopole</text:p>
          </table:table-cell>
          <table:table-cell table:style-name="Tableau1.A2" office:value-type="string">
            <text:p text:style-name="P13">obligopole</text:p>
          </table:table-cell>
          <table:table-cell table:style-name="Tableau1.D2" office:value-type="string">
            <text:p text:style-name="P13">Concurence parfaite</text:p>
          </table:table-cell>
        </table:table-row>
      </table:table>
      <text:p text:style-name="P10"/>
      <text:p text:style-name="P10"/>
      <text:p text:style-name="P11"><text:soft-page-break/>Bourse :</text:p>
      <text:p text:style-name="P11"/>
      <text:p text:style-name="P11">Cac<text:span text:style-name="T5">40</text:span> : Cotation assisté<text:span text:style-name="T4">e</text:span> en contin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3T11:23:15.297195983</meta:creation-date>
    <dc:date>2021-12-15T11:51:30.688907236</dc:date>
    <meta:editing-duration>PT1H38M11S</meta:editing-duration>
    <meta:editing-cycles>12</meta:editing-cycles>
    <meta:generator>LibreOffice/7.0.4.2$Linux_X86_64 LibreOffice_project/00$Build-2</meta:generator>
    <meta:document-statistic meta:table-count="1" meta:image-count="0" meta:object-count="0" meta:page-count="2" meta:paragraph-count="46" meta:word-count="281" meta:character-count="1854" meta:non-whitespace-character-count="1617"/>
  </office:meta>
</office:document-meta>
</file>